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xmlns:table="urn:oasis:names:tc:opendocument:xmlns:table:1.0" xmlns:draw="urn:oasis:names:tc:opendocument:xmlns:drawing:1.0" xmlns:xlink="http://www.w3.org/1999/xlink" xmlns:svg="urn:oasis:names:tc:opendocument:xmlns:svg-compatible:1.0" office:version="1.2">
  <office:automatic-styles>
    <style:style style:name="p1" style:family="paragraph">
      <style:paragraph-properties/>
    </style:style>
    <style:style style:name="c0" style:family="text">
      <style:text-properties fo:font-family="Sans"/>
    </style:style>
    <style:style style:name="T3" style:family="table">
      <style:table-properties/>
    </style:style>
    <style:style style:name="s2" style:family="section">
      <style:section-properties/>
    </style:style>
  </office:automatic-styles>
  <office:body>
    <office:text>
      <text:p text:style-name="p1"><text:span text:style-name="c0">Report %1</text:span></text:p>
      <text:p text:style-name="p1"/>
      <table:table>
        <table:table-column table:number-columns-repeated="3"/>
        <table:table-row>
          <table:table-cell table:style-name="T3">
            <text:p text:style-name="p1"><text:span text:style-name="c0">Date</text:span></text:p>
          </table:table-cell>
          <table:table-cell table:style-name="T3">
            <text:p text:style-name="p1"><text:span text:style-name="c0">Duration (sec)</text:span></text:p>
          </table:table-cell>
          <table:table-cell table:style-name="T3">
            <text:p text:style-name="p1"><text:span text:style-name="c0">Cost</text:span></text:p>
          </table:table-cell>
        </table:table-row>
      </table:table>
      <text:p text:style-name="p1"/>
    </office:text>
  </office:body>
</office:document-content>
</file>